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0" office:value-type="string">
            <text:p>2023-02-04_07-42-3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2-04_03-18-13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3-02-03_18-58-49_000.jpg</text:p>
          </table:table-cell>
          <table:table-cell table:style-name="ce26" office:value-type="string">
            <text:p>:m :篠笛,shinobue #*# / session-memo:session-1 / p.1-&lt;1&gt;:genre=melody,session=hour-18,R=1,tempo=~ \\\ p.1-&lt;2&gt;:genre=melody,session=hour-18,R=2,key=h-7 \\\ p.2-&lt;1&gt;:genre=melody:continue-from:page-1:B-melody,session=hour-18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篠笛,shinobue #*# / session-memo:session-1 / p.1-&lt;1&gt;:genre=melody,session=hour-18,R=1,tempo=~ \\\ p.1-&lt;2&gt;:genre=melody,session=hour-18,R=2,key=h-7 \\\ p.2-&lt;1&gt;:genre=melody:continue-from:page-1:B-melody,session=hour-18">
            <text:p>:m :篠笛,shinobue #*# / session-memo:session-1 / p.1-&lt;1&gt;:genre=melody,session=hour-18,R=1,tempo=~ \\\ p.1-&lt;2&gt;:genre=melody,session=hour-18,R=2,key=h-7 \\\ p.2-&lt;1&gt;:genre=melody:continue-from:page-1:B-melody,session=hour-18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18" office:value-type="string">
            <text:p>2023-02-04_12-17-45_000.jpg</text:p>
          </table:table-cell>
          <table:table-cell table:style-name="ce26" office:value-type="string">
            <text:p>:m #*# / memo:other(m:other) / topic=習字, about=,other=,id=~,content=異;同;部;品;方;眼;紀;伊;物;質;波;形;眼;球;交;感;神;端;然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/ memo:other(m:other) / topic=習字, about=,other=,id=~,content=異;同;部;品;方;眼;紀;伊;物;質;波;形;眼;球;交;感;神;端;然;">
            <text:p>:m #*# / memo:other(m:other) / topic=習字, about=,other=,id=~,content=異;同;部;品;方;眼;紀;伊;物;質;波;形;眼;球;交;感;神;端;然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8" office:value-type="string">
            <text:p>2023-02-03_17-06-05_000.jpg</text:p>
          </table:table-cell>
          <table:table-cell table:style-name="ce26" office:value-type="string">
            <text:p>:m #*# RES / free / res-id=KOE2 / theme=iran:renewables:solar / genre=economy:energy:strana,content=solar-generaton-amount,w=福島第一；1.02GW;4.7GW;国別：太陽光発電：容量 / session-number=~ / doc=~,other=article+:a-id.KOE2(tor;ptv)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#*# RES / free / res-id=KOE2 / theme=iran:renewables:solar / genre=economy:energy:strana,content=solar-generaton-amount,w=福島第一；1.02GW;4.7GW;国別：太陽光発電：容量 / session-number=~ / doc=~,other=article+:a-id.KOE2(tor;ptv)">
            <text:p>:m #*# RES / free / res-id=KOE2 / theme=iran:renewables:solar / genre=economy:energy:strana,content=solar-generaton-amount,w=福島第一；1.02GW;4.7GW;国別：太陽光発電：容量 / session-number=~ / doc=~,other=article+:a-id.KOE2(tor;ptv)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8" office:value-type="string">
            <text:p>2023-02-04_12-17-03_000.jpg</text:p>
          </table:table-cell>
          <table:table-cell table:style-name="ce26" office:value-type="string">
            <text:p>:m 1*2 RES / JVEMV6 64#236_inui / 『脳科学からみる子どもの心の育ち』 著者=乾敏郎,校注=~ / p.170 / w=アセチルコリン；コリン；オキソ酸；ノルアドレナリン；徐波睡眠；レム睡眠；PGO波,topic=~,publisher=~,other=ske+:PGO波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1*2 RES / JVEMV6 64#236_inui / 『脳科学からみる子どもの心の育ち』 著者=乾敏郎,校注=~ / p.170 / w=アセチルコリン；コリン；オキソ酸；ノルアドレナリン；徐波睡眠；レム睡眠；PGO波,topic=~,publisher=~,other=ske+:PGO波">
            <text:p>:m 1*2 RES / JVEMV6 64#236_inui / 『脳科学からみる子どもの心の育ち』 著者=乾敏郎,校注=~ / p.170 / w=アセチルコリン；コリン；オキソ酸；ノルアドレナリン；徐波睡眠；レム睡眠；PGO波,topic=~,publisher=~,other=ske+:PGO波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8" office:value-type="string">
            <text:p>2023-02-04_12-17-18_000.jpg</text:p>
          </table:table-cell>
          <table:table-cell table:style-name="ce26" office:value-type="string">
            <text:p>:m 2*2 RES / JVEMV6 64#236_inui / 『脳科学からみる子どもの心の育ち』 著者=乾敏郎,校注=~ / p.170 / w=外側膝状体,topic=~,publisher=~,other=ske+:視覚経路：視神経～外側膝状体～視放線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2*2 RES / JVEMV6 64#236_inui / 『脳科学からみる子どもの心の育ち』 著者=乾敏郎,校注=~ / p.170 / w=外側膝状体,topic=~,publisher=~,other=ske+:視覚経路：視神経～外側膝状体～視放線">
            <text:p>:m 2*2 RES / JVEMV6 64#236_inui / 『脳科学からみる子どもの心の育ち』 著者=乾敏郎,校注=~ / p.170 / w=外側膝状体,topic=~,publisher=~,other=ske+:視覚経路：視神経～外側膝状体～視放線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2-03_15-20-17_000.jpg</text:p>
          </table:table-cell>
          <table:table-cell table:style-name="ce26" office:value-type="string">
            <text:p>:m RES 1*1 / free# JVEMV6 83#_100:1 / 83. chemistry / topics=無機質,w=,s=~,i=~,other=memo+:辰砂;ske+:辰砂~ske-id.PVVT;seg+:紀の川（吉野川）~ske+:南紀伊~吉野川;seg+:辰砂（地名、中国）：ske+:湖南省＋周辺：,next=,doc=r-1-1~1.4:『化学雑話』:p.97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1 / free# JVEMV6 83#_100:1 / 83. chemistry / topics=無機質,w=,s=~,i=~,other=memo+:辰砂;ske+:辰砂~ske-id.PVVT;seg+:紀の川（吉野川）~ske+:南紀伊~吉野川;seg+:辰砂（地名、中国）：ske+:湖南省＋周辺：,next=,doc=r-1-1~1.4:『化学雑話』:p.97">
            <text:p>:m RES 1*1 / free# JVEMV6 83#_100:1 / 83. chemistry / topics=無機質,w=,s=~,i=~,other=memo+:辰砂;ske+:辰砂~ske-id.PVVT;seg+:紀の川（吉野川）~ske+:南紀伊~吉野川;seg+:辰砂（地名、中国）：ske+:湖南省＋周辺：,next=,doc=r-1-1~1.4:『化学雑話』:p.97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2-03_18-59-06_000.jpg</text:p>
          </table:table-cell>
          <table:table-cell table:style-name="ce31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2-03_15-56-3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string">
            <text:p>2023-02-03_21-35-4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2-04_01-09-54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7" office:value-type="string">
            <text:p>2023-02-04_01-09-58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2-04_01-10-0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02_01-44-01_000.jpg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0" office:value-type="string">
            <text:p>2023-02-04_07-50-1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2-03_18-31-48_000.mp4</text:p>
          </table:table-cell>
          <table:table-cell table:style-name="ce31" office:value-type="string">
            <text:p>:VIDEO / @自室 / 記録 / jap.flute / 演奏、play / R=1 / genre=melody,session=hour-18,memo=~,file-piece-id=~,memo=+,other= / follow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VIDEO / @自室 / 記録 / jap.flute / 演奏、play / R=1 / genre=melody,session=hour-18,memo=~,file-piece-id=~,memo=+,other= / follow~">
            <text:p>:VIDEO / @自室 / 記録 / jap.flute / 演奏、play / R=1 / genre=melody,session=hour-18,memo=~,file-piece-id=~,memo=+,other= / follow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2023-02-03_18-42-55_000.mp4</text:p>
          </table:table-cell>
          <table:table-cell table:style-name="ce26" office:value-type="string">
            <text:p>:VIDEO / @自室 / 記録 / jap.flute / 演奏、play / R=2 / genre=melody,session=hour-18,memo=~,file-piece-id=~,memo=+,other= / follow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VIDEO / @自室 / 記録 / jap.flute / 演奏、play / R=2 / genre=melody,session=hour-18,memo=~,file-piece-id=~,memo=+,other= / follow~">
            <text:p>:VIDEO / @自室 / 記録 / jap.flute / 演奏、play / R=2 / genre=melody,session=hour-18,memo=~,file-piece-id=~,memo=+,other= / follow~</text:p>
          </table:table-cell>
          <table:table-cell table:style-name="ce10" table:formula="of:=RIGHT([.B18];[.K18])" office:value-type="string" office:string-value="mp4">
            <text:p>mp4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03_17-49-45_000.jpg</text:p>
          </table:table-cell>
          <table:table-cell table:style-name="ce26" office:value-type="string">
            <text:p>:m #*# RES / free / res-id=LSTK / theme=中央アフリカ：ロシア:軍事教練 / genre=areas:africa,content=~,w=~ / session-number=~ / doc=~,other=article+:a-id.LSTK;ske+:中央アフリカ＋周辺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9]=&quot;&quot;;[.C21];CONCATENATE([.C21];&quot; / &quot;;[.E19]))" office:value-type="string" office:string-value=":m #*# RES / JVEMV6 64#67_3_hachiitsu / 『論語 八佾』 著者=~,校注=~ / p.85 / w=,topic=,publisher=明治書院,other=ske+:s-id.01J9:旗鉾[はたほこ～鉾[ほこ：銅鉾[どうぼこ">
            <text:p>:m #*# RES / JVEMV6 64#67_3_hachiitsu / 『論語 八佾』 著者=~,校注=~ / p.85 / w=,topic=,publisher=明治書院,other=ske+:s-id.01J9:旗鉾[はたほこ～鉾[ほこ：銅鉾[どうぼこ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2-04_02-22-35_000.jpg</text:p>
          </table:table-cell>
          <table:table-cell table:style-name="ce26" office:value-type="string">
            <text:p>:m RES #*# / free# JVEMV6 82#_YPLH:s-id.C5NB / 82. math-research / topics=四元数,w=~,s=~,i=~,doc=~,other=q+:q-id.C5NB:(iAi)~(jAj)||(iAi)(jAj);obs+:(x_i*A)x_i / N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string" office:string-value=":m RES #*# / free# JVEMV6 82#_YPLH:s-id.C5NB / 82. math-research / topics=四元数,w=~,s=~,i=~,doc=~,other=q+:q-id.C5NB:(iAi)~(jAj)||(iAi)(jAj);obs+:(x_i*A)x_i / N+">
            <text:p>:m RES #*# / free# JVEMV6 82#_YPLH:s-id.C5NB / 82. math-research / topics=四元数,w=~,s=~,i=~,doc=~,other=q+:q-id.C5NB:(iAi)~(jAj)||(iAi)(jAj);obs+:(x_i*A)x_i / N+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2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2-04_10-04-48_000.jpg</text:p>
          </table:table-cell>
          <table:table-cell table:style-name="ce26" office:value-type="string">
            <text:p>:m #*# RES / JVEMV6 64#67_3_hachiitsu / 『論語 八佾』 著者=~,校注=~ / p.85 / w=,topic=,publisher=明治書院,other=ske+:s-id.01J9:旗鉾[はたほこ～鉾[ほこ：銅鉾[どうぼこ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string" office:string-value=":m #*# RES / JVEMV6 64#67_3_hachiitsu / 『論語 八佾』 著者=~,校注=~ / p.85 / w=,topic=,publisher=明治書院,other=ske+:s-id.01J9:旗鉾[はたほこ～鉾[ほこ：銅鉾[どうぼこ">
            <text:p>:m #*# RES / JVEMV6 64#67_3_hachiitsu / 『論語 八佾』 著者=~,校注=~ / p.85 / w=,topic=,publisher=明治書院,other=ske+:s-id.01J9:旗鉾[はたほこ～鉾[ほこ：銅鉾[どうぼこ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2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20">
            <text:p>2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4">2023/02/04</text:date>, <text:time>13:3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4T13:37:48.82</dc:date>
    <dc:creator>iwabuchi ken</dc:creator>
    <meta:editing-duration>P53DT14H39M51S</meta:editing-duration>
    <meta:editing-cycles>17260</meta:editing-cycles>
    <meta:document-statistic meta:table-count="2" meta:cell-count="930" meta:object-count="0"/>
    <meta:user-defined meta:name="qrichtext">1</meta:user-defined>
  </office:meta>
</office:document-meta>
</file>